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ext-properties fo:color="#000000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4" style:family="table-cell" style:parent-style-name="Heading_32_2" style:data-style-name="N0">
      <style:text-properties fo:color="#000000" fo:font-size="13pt" style:font-size-asian="13pt" style:font-size-complex="13pt" fo:font-weight="bold" style:font-weight-asian="bold" style:font-weight-complex="bold"/>
    </style:style>
    <style:style style:name="ce5" style:family="table-cell" style:parent-style-name="Heading_32_1" style:data-style-name="N0">
      <style:table-cell-properties style:vertical-align="automatic" style:repeat-content="false"/>
      <style:paragraph-properties fo:text-align="start" fo:margin-left="0cm"/>
      <style:text-properties fo:color="#000000" fo:font-size="15pt" style:font-size-asian="15pt" style:font-size-complex="15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style:font-name="Segoe UI" style:font-name-asian="Segoe UI" style:font-name-complex="Segoe UI" fo:font-size="12pt" style:font-size-asian="12pt" style:font-size-complex="12pt"/>
    </style:style>
    <style:style style:name="ce7" style:family="table-cell" style:parent-style-name="Heading_32_2" style:data-style-name="N0">
      <style:table-cell-properties style:vertical-align="automatic" style:repeat-content="false"/>
      <style:paragraph-properties fo:text-align="start" fo:margin-left="0cm"/>
      <style:text-properties fo:color="#000000" fo:font-size="13pt" style:font-size-asian="13pt" style:font-size-complex="13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Segoe UI" style:font-name-asian="Segoe UI" style:font-name-complex="Segoe UI" fo:font-size="12pt" style:font-size-asian="12pt" style:font-size-complex="12pt" style:text-underline-style="solid" style:text-underline-type="single"/>
    </style:style>
    <style:style style:name="ce9" style:family="table-cell" style:parent-style-name="Default" style:data-style-name="N0">
      <style:text-properties fo:color="#000000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2" style:family="table-cell" style:parent-style-name="Explanatory_32_Text" style:data-style-name="N0">
      <style:table-cell-properties style:vertical-align="automatic" fo:wrap-option="wrap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/>
    </style:style>
    <style:style style:name="ce15" style:family="table-cell" style:parent-style-name="Default" style:data-style-name="N1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6" style:family="table-cell" style:parent-style-name="Default" style:data-style-name="N13">
      <style:table-cell-properties style:vertical-align="automatic" fo:wrap-option="wrap" style:repeat-content="false"/>
      <style:paragraph-properties fo:text-align="end" fo:margin-right="0cm"/>
      <style:text-properties fo:color="#000000"/>
    </style:style>
    <style:style style:name="ce17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8" style:family="table-cell" style:parent-style-name="Hyperlink" style:data-style-name="N0">
      <style:table-cell-properties style:vertical-align="automatic" style:repeat-content="false"/>
      <style:paragraph-properties fo:text-align="start" fo:margin-left="1.412cm"/>
      <style:text-properties fo:color="#3333FF" style:text-underline-style="solid" style:text-underline-type="single"/>
    </style:style>
    <style:style style:name="co1" style:family="table-column">
      <style:table-column-properties fo:break-before="auto" style:column-width="16.6334722222222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0.5140277777778cm"/>
    </style:style>
    <style:style style:name="co4" style:family="table-column">
      <style:table-column-properties fo:break-before="auto" style:column-width="13.7230555555556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46.5pt" style:use-optimal-row-height="true" fo:break-before="auto"/>
    </style:style>
    <style:style style:name="ro4" style:family="table-row">
      <style:table-row-properties style:row-height="62pt" style:use-optimal-row-height="true" fo:break-before="auto"/>
    </style:style>
    <style:style style:name="ro5" style:family="table-row">
      <style:table-row-properties style:row-height="93pt" style:use-optimal-row-height="true" fo:break-before="auto"/>
    </style:style>
    <style:style style:name="ro6" style:family="table-row">
      <style:table-row-properties style:row-height="31pt" style:use-optimal-row-height="true" fo:break-before="auto"/>
    </style:style>
    <style:style style:name="ro7" style:family="table-row">
      <style:table-row-properties style:row-height="14.5pt" style:use-optimal-row-height="true" fo:break-before="auto"/>
    </style:style>
    <style:style style:name="ro8" style:family="table-row">
      <style:table-row-properties style:row-height="19.5pt" style:use-optimal-row-height="true" fo:break-before="auto"/>
    </style:style>
    <style:style style:name="ro9" style:family="table-row">
      <style:table-row-properties style:row-height="35pt" style:use-optimal-row-height="true" fo:break-before="auto"/>
    </style:style>
    <style:style style:name="ro10" style:family="table-row">
      <style:table-row-properties style:row-height="17.5pt" style:use-optimal-row-height="true" fo:break-before="auto"/>
    </style:style>
    <style:style style:name="ro11" style:family="table-row">
      <style:table-row-properties style:row-height="29pt" style:use-optimal-row-height="true" fo:break-before="auto"/>
    </style:style>
    <style:style style:name="ro12" style:family="table-row">
      <style:table-row-properties style:row-height="58pt" style:use-optimal-row-height="true" fo:break-before="auto"/>
    </style:style>
    <style:style style:name="ro13" style:family="table-row">
      <style:table-row-properties style:row-height="43.5pt" style:use-optimal-row-height="true" fo:break-before="auto"/>
    </style:style>
    <style:style style:name="ro14" style:family="table-row">
      <style:table-row-properties style:row-height="7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Important note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ublished: 23 March 2023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ext update: March 2024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The tables in this spreadsheet contain all estimates shown in the 'Persistent Poverty in Scotland' report. The report can be found here: https://data.gov.scot/poverty/persistent.html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Estimates are based on Scotland data from the Understanding Society Survey, produced by the UK Department for Work and Pensions (DWP). DWP also published a report, Income Dynamics, available on their website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Detailed information on definitions and methodology can be found in the report.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sistent poverty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Persistent poverty identifies individuals who live in relative poverty for three or more of the last four years. It therefore identifies people who have been living in poverty for a significant period of time, which is more damaging than brief periods spent with a low income. The impacts can affect an individual throughout their lifetime.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iability of the estimates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The figures in these tables are estimates only, based on data from a sample survey. Thus, they could be a little bit higher or lower if we interviewed a different sample of the population. Any small changes from period to period may not reflect real changes in the population. Longer-term trends are a better sign of a real change. Small differences between groups do not always reflect real differences in the population. Differences are more likely to be real if they are consistent over time.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visions</text:p>
          </table:table-cell>
          <table:table-cell table:number-columns-repeated="16383"/>
        </table:table-row>
        <table:table-row table:style-name="ro6">
          <table:table-cell office:value-type="string" table:style-name="ce3">
            <text:p>Some estimates from previous years have been improved and will therefore differ between publications. The latest publication provides the most accurate estimates.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ssing dat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In the tables, the following conventions have been used where figures are unavailable: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[u] - unreliable due to small sample siz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[low] - below 0.5%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[b] - break in the time serie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[x] - not available for another reason (data accuracy, data wasn't collected etc.)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tact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aike Waldman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Scottish Government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mmunities Analysis Divisio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mail: social-justice-analysis@gov.scot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number-rows-repeated="1048552" table:style-name="ro7">
          <table:table-cell table:number-columns-repeated="16384"/>
        </table:table-row>
      </table:table>
      <table:table table:name="Contents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Table of contents</text:p>
          </table:table-cell>
          <table:table-cell table:number-columns-repeated="16383"/>
        </table:table-row>
        <table:table-row table:style-name="ro9">
          <table:table-cell office:value-type="string" table:style-name="ce6">
            <text:p>This workbook contains data used in the charts and tables in the Persistent poverty in Scotland report, published on 23 March 2023. The report is available at data.gov.scot/poverty/persistent.htm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Persistent poverty</text:p>
          </table:table-cell>
          <table:table-cell table:number-columns-repeated="16383"/>
        </table:table-row>
        <table:table-row table:style-name="ro7">
          <table:table-cell office:value-type="string" office:string-value="1 People in persistent poverty" table:formula="of:=HYPERLINK(&quot;#1!A1&quot;; &quot;1 People in persistent poverty&quot;)" table:style-name="ce18">
            <text:p>1 People in persistent poverty</text:p>
          </table:table-cell>
          <table:table-cell table:number-columns-repeated="16383"/>
        </table:table-row>
        <table:table-row table:style-name="ro7">
          <table:table-cell office:value-type="string" office:string-value="2 Children in persistent poverty" table:formula="of:=HYPERLINK(&quot;#2!A1&quot;; &quot;2 Children in persistent poverty&quot;)" table:style-name="ce18">
            <text:p>2 Children in persistent poverty</text:p>
          </table:table-cell>
          <table:table-cell table:number-columns-repeated="16383"/>
        </table:table-row>
        <table:table-row table:style-name="ro7">
          <table:table-cell office:value-type="string" office:string-value="3 Working-age adults in persistent poverty" table:formula="of:=HYPERLINK(&quot;#3!A1&quot;; &quot;3 Working-age adults in persistent poverty&quot;)" table:style-name="ce18">
            <text:p>3 Working-age adults in persistent poverty</text:p>
          </table:table-cell>
          <table:table-cell table:number-columns-repeated="16383"/>
        </table:table-row>
        <table:table-row table:style-name="ro7">
          <table:table-cell office:value-type="string" office:string-value="4 Pensioners in persistent poverty" table:formula="of:=HYPERLINK(&quot;#4!A1&quot;; &quot;4 Pensioners in persistent poverty&quot;)" table:style-name="ce18">
            <text:p>4 Pensioners in persistent poverty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Poverty entry and exit</text:p>
          </table:table-cell>
          <table:table-cell table:number-columns-repeated="16383"/>
        </table:table-row>
        <table:table-row table:style-name="ro7">
          <table:table-cell office:value-type="string" office:string-value="5 Poverty exit" table:formula="of:=HYPERLINK(&quot;#5!A1&quot;; &quot;5 Poverty exit&quot;)" table:style-name="ce18">
            <text:p>5 Poverty exit</text:p>
          </table:table-cell>
          <table:table-cell table:number-columns-repeated="16383"/>
        </table:table-row>
        <table:table-row table:style-name="ro7">
          <table:table-cell office:value-type="string" office:string-value="6 Poverty entry" table:formula="of:=HYPERLINK(&quot;#6!A1&quot;; &quot;6 Poverty entry&quot;)" table:style-name="ce18">
            <text:p>6 Poverty entry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Child poverty priority groups</text:p>
          </table:table-cell>
          <table:table-cell table:number-columns-repeated="16383"/>
        </table:table-row>
        <table:table-row table:style-name="ro7">
          <table:table-cell office:value-type="string" office:string-value="7 Child poverty priority groups" table:formula="of:=HYPERLINK(&quot;#7!A1&quot;; &quot;7 Child poverty priority groups&quot;)" table:style-name="ce18">
            <text:p>7 Child poverty priority groups</text:p>
          </table:table-cell>
          <table:table-cell table:number-columns-repeated="16383"/>
        </table:table-row>
        <table:table-row table:style-name="ro10">
          <table:table-cell table:style-name="ce8"/>
          <table:table-cell table:number-columns-repeated="16383"/>
        </table:table-row>
        <table:table-row table:number-rows-repeated="1048563" table:style-name="ro7">
          <table:table-cell table:number-columns-repeated="16384"/>
        </table:table-row>
      </table:table>
      <table:table table:name="1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1 People in persistent poverty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2">
          <table:table-cell office:value-type="string" table:style-name="ce10">
            <text:p>Note: Understanding Society is based on a two calendar-year sample, with everyone in the sample being interviewed on an annual basis. Figures are based on four two-wave periods; e.g. 2010-2014 is based on poverty status in 2010-2011, 2011-2012, 2012-2013, and 2013-2014.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">
          <table:table-cell office:value-type="string" table:style-name="ce7">
            <text:p>1a Proportion of people in persistent poverty, Scotland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</text:p>
          </table:table-cell>
          <table:table-cell office:value-type="string" table:style-name="ce14">
            <text:p>After housing costs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08" table:style-name="ce15">
            <text:p>8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0.08" table:style-name="ce15">
            <text:p>8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12" table:style-name="ce15">
            <text:p>12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0.08" table:style-name="ce15">
            <text:p>8%</text:p>
          </table:table-cell>
          <table:table-cell office:value-type="percentage" office:value="0.13" table:style-name="ce15">
            <text:p>13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0.08" table:style-name="ce15">
            <text:p>8%</text:p>
          </table:table-cell>
          <table:table-cell office:value-type="percentage" office:value="0.12" table:style-name="ce15">
            <text:p>12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0.08" table:style-name="ce15">
            <text:p>8%</text:p>
          </table:table-cell>
          <table:table-cell office:value-type="percentage" office:value="0.12" table:style-name="ce15">
            <text:p>12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1b Number of people in th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</text:p>
          </table:table-cell>
          <table:table-cell table:style-name="ce15"/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3943" table:style-name="ce17">
            <text:p>3,943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3392" table:style-name="ce17">
            <text:p>3,392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3136" table:style-name="ce17">
            <text:p>3,136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2917" table:style-name="ce17">
            <text:p>2,917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2737" table:style-name="ce17">
            <text:p>2,737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2534" table:style-name="ce17">
            <text:p>2,534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2271" table:style-name="ce17">
            <text:p>2,271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2078" table:style-name="ce17">
            <text:p>2,078</text:p>
          </table:table-cell>
          <table:table-cell table:style-name="ce9"/>
          <table:table-cell table:number-columns-repeated="16381"/>
        </table:table-row>
        <table:table-row table:number-rows-repeated="2" table:style-name="ro7">
          <table:table-cell table:style-name="ce13"/>
          <table:table-cell table:style-name="ce17"/>
          <table:table-cell table:style-name="ce9"/>
          <table:table-cell table:number-columns-repeated="16381"/>
        </table:table-row>
        <table:table-row table:number-rows-repeated="74" table:style-name="ro7">
          <table:table-cell table:style-name="ce13"/>
          <table:table-cell table:style-name="ce11"/>
          <table:table-cell table:style-name="ce9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2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2 Children in persistent poverty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2">
          <table:table-cell office:value-type="string" table:style-name="ce10">
            <text:p>Note: Understanding Society is based on a two calendar-year sample, with everyone in the sample being interviewed on an annual basis. Figures are based on four two-wave periods; e.g. 2010-2014 is based on poverty status in 2010-2011, 2011-2012, 2012-2013, and 2013-2014.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">
          <table:table-cell office:value-type="string" table:style-name="ce7">
            <text:p>2a Proportion of children in persistent poverty, Scotland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</text:p>
          </table:table-cell>
          <table:table-cell office:value-type="string" table:style-name="ce14">
            <text:p>After housing costs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4000000000000001" table:style-name="ce15">
            <text:p>14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4000000000000001" table:style-name="ce15">
            <text:p>14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13" table:style-name="ce15">
            <text:p>13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6" table:style-name="ce15">
            <text:p>1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6" table:style-name="ce15">
            <text:p>1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9" table:style-name="ce15">
            <text:p>1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16" table:style-name="ce15">
            <text:p>1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18" table:style-name="ce15">
            <text:p>18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2b Number of children in th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</text:p>
          </table:table-cell>
          <table:table-cell table:style-name="ce15"/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973" table:style-name="ce17">
            <text:p>973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792" table:style-name="ce17">
            <text:p>792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707" table:style-name="ce17">
            <text:p>707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646" table:style-name="ce17">
            <text:p>646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582" table:style-name="ce17">
            <text:p>582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515" table:style-name="ce17">
            <text:p>515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434" table:style-name="ce17">
            <text:p>434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382" table:style-name="ce17">
            <text:p>382</text:p>
          </table:table-cell>
          <table:table-cell table:style-name="ce9"/>
          <table:table-cell table:number-columns-repeated="16381"/>
        </table:table-row>
        <table:table-row table:number-rows-repeated="2" table:style-name="ro7">
          <table:table-cell table:style-name="ce13"/>
          <table:table-cell table:style-name="ce17"/>
          <table:table-cell table:style-name="ce9"/>
          <table:table-cell table:number-columns-repeated="16381"/>
        </table:table-row>
        <table:table-row table:number-rows-repeated="74" table:style-name="ro7">
          <table:table-cell table:style-name="ce13"/>
          <table:table-cell table:style-name="ce11"/>
          <table:table-cell table:style-name="ce9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3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3 Working-age adults in persistent poverty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2">
          <table:table-cell office:value-type="string" table:style-name="ce10">
            <text:p>Note: Understanding Society is based on a two calendar-year sample, with everyone in the sample being interviewed on an annual basis. Figures are based on four two-wave periods; e.g. 2010-2014 is based on poverty status in 2010-2011, 2011-2012, 2012-2013, and 2013-2014.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">
          <table:table-cell office:value-type="string" table:style-name="ce7">
            <text:p>3a Proportion of working-age adults in persistent poverty, Scotland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</text:p>
          </table:table-cell>
          <table:table-cell office:value-type="string" table:style-name="ce14">
            <text:p>After housing costs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06" table:style-name="ce15">
            <text:p>6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0.06" table:style-name="ce15">
            <text:p>6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0.06" table:style-name="ce15">
            <text:p>6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3b Number of working-age adults in th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</text:p>
          </table:table-cell>
          <table:table-cell table:style-name="ce15"/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2175" table:style-name="ce17">
            <text:p>2,175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1876" table:style-name="ce17">
            <text:p>1,876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1738" table:style-name="ce17">
            <text:p>1,738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1598" table:style-name="ce17">
            <text:p>1,598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1507" table:style-name="ce17">
            <text:p>1,507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1400" table:style-name="ce17">
            <text:p>1,400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1266" table:style-name="ce17">
            <text:p>1,266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1178" table:style-name="ce17">
            <text:p>1,178</text:p>
          </table:table-cell>
          <table:table-cell table:style-name="ce9"/>
          <table:table-cell table:number-columns-repeated="16381"/>
        </table:table-row>
        <table:table-row table:number-rows-repeated="2" table:style-name="ro7">
          <table:table-cell table:style-name="ce13"/>
          <table:table-cell table:style-name="ce17"/>
          <table:table-cell table:style-name="ce9"/>
          <table:table-cell table:number-columns-repeated="16381"/>
        </table:table-row>
        <table:table-row table:number-rows-repeated="74" table:style-name="ro7">
          <table:table-cell table:style-name="ce13"/>
          <table:table-cell table:style-name="ce11"/>
          <table:table-cell table:style-name="ce9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4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4 Pensioners in persistent poverty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2">
          <table:table-cell office:value-type="string" table:style-name="ce10">
            <text:p>Note: Understanding Society is based on a two calendar-year sample, with everyone in the sample being interviewed on an annual basis. Figures are based on four two-wave periods; e.g. 2010-2014 is based on poverty status in 2010-2011, 2011-2012, 2012-2013, and 2013-2014.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">
          <table:table-cell office:value-type="string" table:style-name="ce7">
            <text:p>4a Proportion of pensioners in persistent poverty, Scotland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</text:p>
          </table:table-cell>
          <table:table-cell office:value-type="string" table:style-name="ce14">
            <text:p>After housing costs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08" table:style-name="ce15">
            <text:p>8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0.13" table:style-name="ce15">
            <text:p>13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4b Number of pensioners in th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</text:p>
          </table:table-cell>
          <table:table-cell table:style-name="ce15"/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795" table:style-name="ce17">
            <text:p>795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724" table:style-name="ce17">
            <text:p>724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691" table:style-name="ce17">
            <text:p>691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673" table:style-name="ce17">
            <text:p>673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648" table:style-name="ce17">
            <text:p>648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619" table:style-name="ce17">
            <text:p>619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571" table:style-name="ce17">
            <text:p>571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518" table:style-name="ce17">
            <text:p>518</text:p>
          </table:table-cell>
          <table:table-cell table:style-name="ce9"/>
          <table:table-cell table:number-columns-repeated="16381"/>
        </table:table-row>
        <table:table-row table:number-rows-repeated="2" table:style-name="ro7">
          <table:table-cell table:style-name="ce13"/>
          <table:table-cell table:style-name="ce17"/>
          <table:table-cell table:style-name="ce9"/>
          <table:table-cell table:number-columns-repeated="16381"/>
        </table:table-row>
        <table:table-row table:number-rows-repeated="74" table:style-name="ro7">
          <table:table-cell table:style-name="ce13"/>
          <table:table-cell table:style-name="ce11"/>
          <table:table-cell table:style-name="ce9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5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5 Poverty exit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3">
          <table:table-cell office:value-type="string" table:style-name="ce10">
            <text:p>Note: For an exit to occur, the individual must be in a household whose income is at least 10 per cent above the poverty threshold, while in the previous wave they were in a household whose income was below the poverty threshold.</text:p>
          </table:table-cell>
          <table:table-cell table:number-columns-repeated="2" table:style-name="ce11"/>
          <table:table-cell table:number-columns-repeated="16381"/>
        </table:table-row>
        <table:table-row table:style-name="ro14">
          <table:table-cell office:value-type="string" table:style-name="ce10">
            <text:p>Note: Understanding Society is based on a two calendar-year sample, with everyone in the sample being interviewed on an annual basis. Figures are an average over three two-wave periods; e.g. 2010-2014 is an average of the entry/exit rate between 2010-2011 and 2011-2012, 2011-2012 and 2012-2013, and 2012-2013 and 2013-2014.</text:p>
          </table:table-cell>
          <table:table-cell table:number-columns-repeated="2" table:style-name="ce11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number-columns-repeated="2" table:style-name="ce11"/>
          <table:table-cell table:number-columns-repeated="16381"/>
        </table:table-row>
        <table:table-row table:style-name="ro1">
          <table:table-cell office:value-type="string" table:style-name="ce7">
            <text:p>5a Proportion of people exiting relative poverty, Scotland</text:p>
          </table:table-cell>
          <table:table-cell table:number-columns-repeated="2" table:style-name="ce11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 (BHC)</text:p>
          </table:table-cell>
          <table:table-cell office:value-type="string" table:style-name="ce14">
            <text:p>After housing costs (AHC)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37" table:style-name="ce15">
            <text:p>37%</text:p>
          </table:table-cell>
          <table:table-cell office:value-type="percentage" office:value="0.33" table:style-name="ce15">
            <text:p>33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0.38" table:style-name="ce15">
            <text:p>38%</text:p>
          </table:table-cell>
          <table:table-cell office:value-type="percentage" office:value="0.34" table:style-name="ce15">
            <text:p>34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0.4" table:style-name="ce15">
            <text:p>40%</text:p>
          </table:table-cell>
          <table:table-cell office:value-type="percentage" office:value="0.36" table:style-name="ce15">
            <text:p>3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0.39" table:style-name="ce15">
            <text:p>39%</text:p>
          </table:table-cell>
          <table:table-cell office:value-type="percentage" office:value="0.38" table:style-name="ce15">
            <text:p>38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0.41" table:style-name="ce15">
            <text:p>41%</text:p>
          </table:table-cell>
          <table:table-cell office:value-type="percentage" office:value="0.37" table:style-name="ce15">
            <text:p>37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0.41" table:style-name="ce15">
            <text:p>41%</text:p>
          </table:table-cell>
          <table:table-cell office:value-type="percentage" office:value="0.38" table:style-name="ce15">
            <text:p>38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0.4" table:style-name="ce15">
            <text:p>40%</text:p>
          </table:table-cell>
          <table:table-cell office:value-type="percentage" office:value="0.35" table:style-name="ce15">
            <text:p>35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0.39" table:style-name="ce15">
            <text:p>39%</text:p>
          </table:table-cell>
          <table:table-cell office:value-type="percentage" office:value="0.39" table:style-name="ce15">
            <text:p>39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5b Number of people in the combined 3-wav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 BHC</text:p>
          </table:table-cell>
          <table:table-cell office:value-type="string" table:style-name="ce16">
            <text:p>Sample AHC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1777" table:style-name="ce17">
            <text:p>1,777</text:p>
          </table:table-cell>
          <table:table-cell office:value-type="float" office:value="2056" table:style-name="ce17">
            <text:p>2,056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1450" table:style-name="ce17">
            <text:p>1,450</text:p>
          </table:table-cell>
          <table:table-cell office:value-type="float" office:value="1707" table:style-name="ce17">
            <text:p>1,707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1329" table:style-name="ce17">
            <text:p>1,329</text:p>
          </table:table-cell>
          <table:table-cell office:value-type="float" office:value="1541" table:style-name="ce17">
            <text:p>1,541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1226" table:style-name="ce17">
            <text:p>1,226</text:p>
          </table:table-cell>
          <table:table-cell office:value-type="float" office:value="1388" table:style-name="ce17">
            <text:p>1,388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1208" table:style-name="ce17">
            <text:p>1,208</text:p>
          </table:table-cell>
          <table:table-cell office:value-type="float" office:value="1372" table:style-name="ce17">
            <text:p>1,372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1098" table:style-name="ce17">
            <text:p>1,098</text:p>
          </table:table-cell>
          <table:table-cell office:value-type="float" office:value="1286" table:style-name="ce17">
            <text:p>1,286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996" table:style-name="ce17">
            <text:p>996</text:p>
          </table:table-cell>
          <table:table-cell office:value-type="float" office:value="1171" table:style-name="ce17">
            <text:p>1,171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926" table:style-name="ce17">
            <text:p>926</text:p>
          </table:table-cell>
          <table:table-cell office:value-type="float" office:value="1068" table:style-name="ce17">
            <text:p>1,068</text:p>
          </table:table-cell>
          <table:table-cell table:number-columns-repeated="16381"/>
        </table:table-row>
        <table:table-row table:number-rows-repeated="2" table:style-name="ro7">
          <table:table-cell table:style-name="ce13"/>
          <table:table-cell table:number-columns-repeated="2" table:style-name="ce17"/>
          <table:table-cell table:number-columns-repeated="16381"/>
        </table:table-row>
        <table:table-row table:number-rows-repeated="73" table:style-name="ro7">
          <table:table-cell table:style-name="ce13"/>
          <table:table-cell table:number-columns-repeated="2" table:style-name="ce11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6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6 Poverty entry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3">
          <table:table-cell office:value-type="string" table:style-name="ce10">
            <text:p>Note: For an entry to occur, the individual must be in a household whose income is at least 10 per cent below the poverty threshold, while in the previous wave they were in a household whose income was above the poverty threshold.</text:p>
          </table:table-cell>
          <table:table-cell table:number-columns-repeated="2" table:style-name="ce11"/>
          <table:table-cell table:number-columns-repeated="16381"/>
        </table:table-row>
        <table:table-row table:style-name="ro14">
          <table:table-cell office:value-type="string" table:style-name="ce10">
            <text:p>Note: Understanding Society is based on a two calendar-year sample, with everyone in the sample being interviewed on an annual basis. Figures are an average over three two-wave periods; e.g. 2010-2014 is an average of the entry/exit rate between 2010-2011 and 2011-2012, 2011-2012 and 2012-2013, and 2012-2013 and 2013-2014.</text:p>
          </table:table-cell>
          <table:table-cell table:number-columns-repeated="2" table:style-name="ce11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number-columns-repeated="2" table:style-name="ce11"/>
          <table:table-cell table:number-columns-repeated="16381"/>
        </table:table-row>
        <table:table-row table:style-name="ro1">
          <table:table-cell office:value-type="string" table:style-name="ce7">
            <text:p>6a Proportion of people entering relative poverty, Scotland</text:p>
          </table:table-cell>
          <table:table-cell table:number-columns-repeated="2" table:style-name="ce11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 (BHC)</text:p>
          </table:table-cell>
          <table:table-cell office:value-type="string" table:style-name="ce14">
            <text:p>After housing costs (AHC)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05" table:style-name="ce15">
            <text:p>5%</text:p>
          </table:table-cell>
          <table:table-cell office:value-type="percentage" office:value="0.06" table:style-name="ce15">
            <text:p>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0.05" table:style-name="ce15">
            <text:p>5%</text:p>
          </table:table-cell>
          <table:table-cell office:value-type="percentage" office:value="0.06" table:style-name="ce15">
            <text:p>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0.05" table:style-name="ce15">
            <text:p>5%</text:p>
          </table:table-cell>
          <table:table-cell office:value-type="percentage" office:value="0.05" table:style-name="ce15">
            <text:p>5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0.06" table:style-name="ce15">
            <text:p>6%</text:p>
          </table:table-cell>
          <table:table-cell office:value-type="percentage" office:value="0.06" table:style-name="ce15">
            <text:p>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0.06" table:style-name="ce15">
            <text:p>6%</text:p>
          </table:table-cell>
          <table:table-cell office:value-type="percentage" office:value="7.0000000000000007E-2" table:style-name="ce15">
            <text:p>7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0.06" table:style-name="ce15">
            <text:p>6%</text:p>
          </table:table-cell>
          <table:table-cell office:value-type="percentage" office:value="7.0000000000000007E-2" table:style-name="ce15">
            <text:p>7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0.06" table:style-name="ce15">
            <text:p>6%</text:p>
          </table:table-cell>
          <table:table-cell office:value-type="percentage" office:value="7.0000000000000007E-2" table:style-name="ce15">
            <text:p>7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0.06" table:style-name="ce15">
            <text:p>6%</text:p>
          </table:table-cell>
          <table:table-cell office:value-type="percentage" office:value="0.08" table:style-name="ce15">
            <text:p>8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6b Number of people in the combined 3-wav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 BHC</text:p>
          </table:table-cell>
          <table:table-cell office:value-type="string" table:style-name="ce16">
            <text:p>Sample AHC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11695" table:style-name="ce17">
            <text:p>11,695</text:p>
          </table:table-cell>
          <table:table-cell office:value-type="float" office:value="11416" table:style-name="ce17">
            <text:p>11,416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10388" table:style-name="ce17">
            <text:p>10,388</text:p>
          </table:table-cell>
          <table:table-cell office:value-type="float" office:value="10131" table:style-name="ce17">
            <text:p>10,131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9497" table:style-name="ce17">
            <text:p>9,497</text:p>
          </table:table-cell>
          <table:table-cell office:value-type="float" office:value="9285" table:style-name="ce17">
            <text:p>9,285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8738" table:style-name="ce17">
            <text:p>8,738</text:p>
          </table:table-cell>
          <table:table-cell office:value-type="float" office:value="8576" table:style-name="ce17">
            <text:p>8,576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8169" table:style-name="ce17">
            <text:p>8,169</text:p>
          </table:table-cell>
          <table:table-cell office:value-type="float" office:value="8005" table:style-name="ce17">
            <text:p>8,005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7475" table:style-name="ce17">
            <text:p>7,475</text:p>
          </table:table-cell>
          <table:table-cell office:value-type="float" office:value="7287" table:style-name="ce17">
            <text:p>7,287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6765" table:style-name="ce17">
            <text:p>6,765</text:p>
          </table:table-cell>
          <table:table-cell office:value-type="float" office:value="6590" table:style-name="ce17">
            <text:p>6,590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6132" table:style-name="ce17">
            <text:p>6,132</text:p>
          </table:table-cell>
          <table:table-cell office:value-type="float" office:value="5990" table:style-name="ce17">
            <text:p>5,990</text:p>
          </table:table-cell>
          <table:table-cell table:number-columns-repeated="16381"/>
        </table:table-row>
        <table:table-row table:number-rows-repeated="2" table:style-name="ro7">
          <table:table-cell table:style-name="ce13"/>
          <table:table-cell table:number-columns-repeated="2" table:style-name="ce17"/>
          <table:table-cell table:number-columns-repeated="16381"/>
        </table:table-row>
        <table:table-row table:number-rows-repeated="73" table:style-name="ro7">
          <table:table-cell table:style-name="ce13"/>
          <table:table-cell table:number-columns-repeated="2" table:style-name="ce11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7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7 Child poverty priority groups</text:p>
          </table:table-cell>
          <table:table-cell table:number-columns-repeated="8" table:style-name="ce9"/>
          <table:table-cell table:number-columns-repeated="16375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8" table:style-name="ce9"/>
          <table:table-cell table:number-columns-repeated="16375"/>
        </table:table-row>
        <table:table-row table:style-name="ro12">
          <table:table-cell office:value-type="string" table:style-name="ce10">
            <text:p>Note: Understanding Society is based on a two calendar-year sample, with everyone in the sample being interviewed on an annual basis. Figures are based on four two-wave periods; e.g. 2016-2020 is based on poverty status in 2016-2017, 2017-2018, 2018-2019, and 2019-2020.</text:p>
          </table:table-cell>
          <table:table-cell table:number-columns-repeated="8" table:style-name="ce11"/>
          <table:table-cell table:number-columns-repeated="16375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number-columns-repeated="8" table:style-name="ce11"/>
          <table:table-cell table:number-columns-repeated="16375"/>
        </table:table-row>
        <table:table-row table:style-name="ro1">
          <table:table-cell office:value-type="string" table:style-name="ce7">
            <text:p>7a Proportion of children in each group who were in persistent poverty after housing costs, Scotland</text:p>
          </table:table-cell>
          <table:table-cell table:number-columns-repeated="8" table:style-name="ce11"/>
          <table:table-cell table:number-columns-repeated="16375"/>
        </table:table-row>
        <table:table-row table:style-name="ro7">
          <table:table-cell office:value-type="string" table:style-name="ce13">
            <text:p>Group</text:p>
          </table:table-cell>
          <table:table-cell office:value-type="string" table:style-name="ce14">
            <text:p>2010-2014</text:p>
          </table:table-cell>
          <table:table-cell office:value-type="string" table:style-name="ce14">
            <text:p>2011-2015</text:p>
          </table:table-cell>
          <table:table-cell office:value-type="string" table:style-name="ce14">
            <text:p>2012-2016</text:p>
          </table:table-cell>
          <table:table-cell office:value-type="string" table:style-name="ce14">
            <text:p>2013-2017</text:p>
          </table:table-cell>
          <table:table-cell office:value-type="string" table:style-name="ce14">
            <text:p>2014-2018</text:p>
          </table:table-cell>
          <table:table-cell office:value-type="string" table:style-name="ce14">
            <text:p>2015-2019</text:p>
          </table:table-cell>
          <table:table-cell office:value-type="string" table:style-name="ce14">
            <text:p>2016-2020</text:p>
          </table:table-cell>
          <table:table-cell office:value-type="string" table:style-name="ce14">
            <text:p>2017-2021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All children</text:p>
          </table:table-cell>
          <table:table-cell office:value-type="percentage" office:value="0.14000000000000001" table:style-name="ce15">
            <text:p>14%</text:p>
          </table:table-cell>
          <table:table-cell office:value-type="percentage" office:value="0.14000000000000001" table:style-name="ce15">
            <text:p>14%</text:p>
          </table:table-cell>
          <table:table-cell office:value-type="percentage" office:value="0.13" table:style-name="ce15">
            <text:p>13%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19" table:style-name="ce15">
            <text:p>19%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18" table:style-name="ce15">
            <text:p>18%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3 or more children in the family</text:p>
          </table:table-cell>
          <table:table-cell office:value-type="percentage" office:value="0.21" table:style-name="ce15">
            <text:p>21%</text:p>
          </table:table-cell>
          <table:table-cell office:value-type="percentage" office:value="0.24" table:style-name="ce15">
            <text:p>24%</text:p>
          </table:table-cell>
          <table:table-cell office:value-type="percentage" office:value="0.26" table:style-name="ce15">
            <text:p>26%</text:p>
          </table:table-cell>
          <table:table-cell office:value-type="percentage" office:value="0.36" table:style-name="ce15">
            <text:p>36%</text:p>
          </table:table-cell>
          <table:table-cell office:value-type="percentage" office:value="0.31" table:style-name="ce15">
            <text:p>31%</text:p>
          </table:table-cell>
          <table:table-cell office:value-type="percentage" office:value="0.39" table:style-name="ce15">
            <text:p>39%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Disabled adult(s) in family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21" table:style-name="ce15">
            <text:p>21%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2" table:style-name="ce15">
            <text:p>20%</text:p>
          </table:table-cell>
          <table:table-cell office:value-type="percentage" office:value="0.28000000000000003" table:style-name="ce15">
            <text:p>28%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Youngest child in the family is under 5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17" table:style-name="ce15">
            <text:p>17%</text:p>
          </table:table-cell>
          <table:table-cell office:value-type="percentage" office:value="0.22" table:style-name="ce15">
            <text:p>22%</text:p>
          </table:table-cell>
          <table:table-cell office:value-type="percentage" office:value="0.3" table:style-name="ce15">
            <text:p>30%</text:p>
          </table:table-cell>
          <table:table-cell office:value-type="percentage" office:value="0.22" table:style-name="ce15">
            <text:p>22%</text:p>
          </table:table-cell>
          <table:table-cell office:value-type="percentage" office:value="0.3" table:style-name="ce15">
            <text:p>30%</text:p>
          </table:table-cell>
          <table:table-cell office:value-type="percentage" office:value="0.28999999999999998" table:style-name="ce15">
            <text:p>29%</text:p>
          </table:table-cell>
          <table:table-cell office:value-type="percentage" office:value="0.22" table:style-name="ce15">
            <text:p>22%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Minority ethnic family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Single parent family</text:p>
          </table:table-cell>
          <table:table-cell office:value-type="percentage" office:value="0.31" table:style-name="ce15">
            <text:p>31%</text:p>
          </table:table-cell>
          <table:table-cell office:value-type="percentage" office:value="0.31" table:style-name="ce15">
            <text:p>31%</text:p>
          </table:table-cell>
          <table:table-cell office:value-type="percentage" office:value="0.24" table:style-name="ce15">
            <text:p>24%</text:p>
          </table:table-cell>
          <table:table-cell office:value-type="percentage" office:value="0.31" table:style-name="ce15">
            <text:p>31%</text:p>
          </table:table-cell>
          <table:table-cell office:value-type="percentage" office:value="0.24" table:style-name="ce15">
            <text:p>24%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Mother under 25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7b Number of children in the longitudinal survey sample, Scotland</text:p>
          </table:table-cell>
          <table:table-cell table:number-columns-repeated="8" table:style-name="ce15"/>
          <table:table-cell table:number-columns-repeated="16375"/>
        </table:table-row>
        <table:table-row table:style-name="ro7">
          <table:table-cell office:value-type="string" table:style-name="ce13">
            <text:p>Group</text:p>
          </table:table-cell>
          <table:table-cell office:value-type="string" table:style-name="ce16">
            <text:p>2010-2014</text:p>
          </table:table-cell>
          <table:table-cell office:value-type="string" table:style-name="ce16">
            <text:p>2011-2015</text:p>
          </table:table-cell>
          <table:table-cell office:value-type="string" table:style-name="ce16">
            <text:p>2012-2016</text:p>
          </table:table-cell>
          <table:table-cell office:value-type="string" table:style-name="ce16">
            <text:p>2013-2017</text:p>
          </table:table-cell>
          <table:table-cell office:value-type="string" table:style-name="ce16">
            <text:p>2014-2018</text:p>
          </table:table-cell>
          <table:table-cell office:value-type="string" table:style-name="ce16">
            <text:p>2015-2019</text:p>
          </table:table-cell>
          <table:table-cell office:value-type="string" table:style-name="ce16">
            <text:p>2016-2020</text:p>
          </table:table-cell>
          <table:table-cell office:value-type="string" table:style-name="ce16">
            <text:p>2017-2021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All children</text:p>
          </table:table-cell>
          <table:table-cell office:value-type="float" office:value="973" table:style-name="ce17">
            <text:p>973</text:p>
          </table:table-cell>
          <table:table-cell office:value-type="float" office:value="792" table:style-name="ce17">
            <text:p>792</text:p>
          </table:table-cell>
          <table:table-cell office:value-type="float" office:value="707" table:style-name="ce17">
            <text:p>707</text:p>
          </table:table-cell>
          <table:table-cell office:value-type="float" office:value="646" table:style-name="ce17">
            <text:p>646</text:p>
          </table:table-cell>
          <table:table-cell office:value-type="float" office:value="582" table:style-name="ce17">
            <text:p>582</text:p>
          </table:table-cell>
          <table:table-cell office:value-type="float" office:value="515" table:style-name="ce17">
            <text:p>515</text:p>
          </table:table-cell>
          <table:table-cell office:value-type="float" office:value="434" table:style-name="ce17">
            <text:p>434</text:p>
          </table:table-cell>
          <table:table-cell office:value-type="float" office:value="382" table:style-name="ce17">
            <text:p>382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3 or more children in the family</text:p>
          </table:table-cell>
          <table:table-cell office:value-type="float" office:value="286" table:style-name="ce17">
            <text:p>286</text:p>
          </table:table-cell>
          <table:table-cell office:value-type="float" office:value="231" table:style-name="ce17">
            <text:p>231</text:p>
          </table:table-cell>
          <table:table-cell office:value-type="float" office:value="210" table:style-name="ce17">
            <text:p>210</text:p>
          </table:table-cell>
          <table:table-cell office:value-type="float" office:value="183" table:style-name="ce17">
            <text:p>183</text:p>
          </table:table-cell>
          <table:table-cell office:value-type="float" office:value="149" table:style-name="ce17">
            <text:p>149</text:p>
          </table:table-cell>
          <table:table-cell office:value-type="float" office:value="118" table:style-name="ce17">
            <text:p>118</text:p>
          </table:table-cell>
          <table:table-cell office:value-type="float" office:value="88" table:style-name="ce17">
            <text:p>88</text:p>
          </table:table-cell>
          <table:table-cell office:value-type="float" office:value="70" table:style-name="ce17">
            <text:p>70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Disabled adult(s) in family</text:p>
          </table:table-cell>
          <table:table-cell office:value-type="float" office:value="341" table:style-name="ce17">
            <text:p>341</text:p>
          </table:table-cell>
          <table:table-cell office:value-type="float" office:value="307" table:style-name="ce17">
            <text:p>307</text:p>
          </table:table-cell>
          <table:table-cell office:value-type="float" office:value="268" table:style-name="ce17">
            <text:p>268</text:p>
          </table:table-cell>
          <table:table-cell office:value-type="float" office:value="198" table:style-name="ce17">
            <text:p>198</text:p>
          </table:table-cell>
          <table:table-cell office:value-type="float" office:value="190" table:style-name="ce17">
            <text:p>190</text:p>
          </table:table-cell>
          <table:table-cell office:value-type="float" office:value="159" table:style-name="ce17">
            <text:p>159</text:p>
          </table:table-cell>
          <table:table-cell office:value-type="float" office:value="125" table:style-name="ce17">
            <text:p>125</text:p>
          </table:table-cell>
          <table:table-cell office:value-type="float" office:value="146" table:style-name="ce17">
            <text:p>146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Youngest child in the family is under 5</text:p>
          </table:table-cell>
          <table:table-cell office:value-type="float" office:value="344" table:style-name="ce17">
            <text:p>344</text:p>
          </table:table-cell>
          <table:table-cell office:value-type="float" office:value="277" table:style-name="ce17">
            <text:p>277</text:p>
          </table:table-cell>
          <table:table-cell office:value-type="float" office:value="240" table:style-name="ce17">
            <text:p>240</text:p>
          </table:table-cell>
          <table:table-cell office:value-type="float" office:value="198" table:style-name="ce17">
            <text:p>198</text:p>
          </table:table-cell>
          <table:table-cell office:value-type="float" office:value="159" table:style-name="ce17">
            <text:p>159</text:p>
          </table:table-cell>
          <table:table-cell office:value-type="float" office:value="147" table:style-name="ce17">
            <text:p>147</text:p>
          </table:table-cell>
          <table:table-cell office:value-type="float" office:value="131" table:style-name="ce17">
            <text:p>131</text:p>
          </table:table-cell>
          <table:table-cell office:value-type="float" office:value="102" table:style-name="ce17">
            <text:p>102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Minority ethnic family</text:p>
          </table:table-cell>
          <table:table-cell office:value-type="float" office:value="31" table:style-name="ce17">
            <text:p>31</text:p>
          </table:table-cell>
          <table:table-cell office:value-type="float" office:value="23" table:style-name="ce17">
            <text:p>23</text:p>
          </table:table-cell>
          <table:table-cell office:value-type="float" office:value="28" table:style-name="ce17">
            <text:p>28</text:p>
          </table:table-cell>
          <table:table-cell office:value-type="float" office:value="27" table:style-name="ce17">
            <text:p>27</text:p>
          </table:table-cell>
          <table:table-cell office:value-type="float" office:value="28" table:style-name="ce17">
            <text:p>28</text:p>
          </table:table-cell>
          <table:table-cell office:value-type="float" office:value="25" table:style-name="ce17">
            <text:p>25</text:p>
          </table:table-cell>
          <table:table-cell office:value-type="float" office:value="21" table:style-name="ce17">
            <text:p>21</text:p>
          </table:table-cell>
          <table:table-cell office:value-type="float" office:value="11" table:style-name="ce17">
            <text:p>11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Single parent family</text:p>
          </table:table-cell>
          <table:table-cell office:value-type="float" office:value="204" table:style-name="ce17">
            <text:p>204</text:p>
          </table:table-cell>
          <table:table-cell office:value-type="float" office:value="157" table:style-name="ce17">
            <text:p>157</text:p>
          </table:table-cell>
          <table:table-cell office:value-type="float" office:value="145" table:style-name="ce17">
            <text:p>145</text:p>
          </table:table-cell>
          <table:table-cell office:value-type="float" office:value="126" table:style-name="ce17">
            <text:p>126</text:p>
          </table:table-cell>
          <table:table-cell office:value-type="float" office:value="105" table:style-name="ce17">
            <text:p>105</text:p>
          </table:table-cell>
          <table:table-cell office:value-type="float" office:value="85" table:style-name="ce17">
            <text:p>85</text:p>
          </table:table-cell>
          <table:table-cell office:value-type="float" office:value="79" table:style-name="ce17">
            <text:p>79</text:p>
          </table:table-cell>
          <table:table-cell office:value-type="float" office:value="69" table:style-name="ce17">
            <text:p>69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Mother under 25</text:p>
          </table:table-cell>
          <table:table-cell office:value-type="float" office:value="20" table:style-name="ce17">
            <text:p>20</text:p>
          </table:table-cell>
          <table:table-cell office:value-type="float" office:value="15" table:style-name="ce17">
            <text:p>15</text:p>
          </table:table-cell>
          <table:table-cell office:value-type="float" office:value="23" table:style-name="ce17">
            <text:p>23</text:p>
          </table:table-cell>
          <table:table-cell office:value-type="float" office:value="21" table:style-name="ce17">
            <text:p>21</text:p>
          </table:table-cell>
          <table:table-cell office:value-type="float" office:value="5" table:style-name="ce17">
            <text:p>5</text:p>
          </table:table-cell>
          <table:table-cell office:value-type="float" office:value="8" table:style-name="ce17">
            <text:p>8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table:number-columns-repeated="16375"/>
        </table:table-row>
        <table:table-row table:number-rows-repeated="2" table:style-name="ro7">
          <table:table-cell table:style-name="ce13"/>
          <table:table-cell table:number-columns-repeated="8" table:style-name="ce17"/>
          <table:table-cell table:number-columns-repeated="16375"/>
        </table:table-row>
        <table:table-row table:number-rows-repeated="76" table:style-name="ro7">
          <table:table-cell table:style-name="ce13"/>
          <table:table-cell table:number-columns-repeated="8" table:style-name="ce11"/>
          <table:table-cell table:number-columns-repeated="16375"/>
        </table:table-row>
        <table:table-row table:number-rows-repeated="100" table:style-name="ro7">
          <table:table-cell table:style-name="ce13"/>
          <table:table-cell table:number-columns-repeated="8" table:style-name="ce9"/>
          <table:table-cell table:number-columns-repeated="16375"/>
        </table:table-row>
        <table:table-row table:number-rows-repeated="1048376" table:style-name="ro7">
          <table:table-cell table:number-columns-repeated="16384"/>
        </table:table-row>
      </table:table>
      <table:database-ranges>
        <table:database-range table:target-range-address="1.A6:1.C14" table:name="table1a"/>
        <table:database-range table:target-range-address="1.A16:1.B24" table:name="table1b"/>
        <table:database-range table:target-range-address="2.A6:2.C14" table:name="table2a"/>
        <table:database-range table:target-range-address="2.A16:2.B24" table:name="table2b"/>
        <table:database-range table:target-range-address="3.A6:3.C14" table:name="table3a"/>
        <table:database-range table:target-range-address="3.A16:3.B24" table:name="table3b"/>
        <table:database-range table:target-range-address="4.A6:4.C14" table:name="table4a"/>
        <table:database-range table:target-range-address="4.A16:4.B24" table:name="table4b"/>
        <table:database-range table:target-range-address="5.A7:5.C15" table:name="table5a"/>
        <table:database-range table:target-range-address="5.A17:5.C25" table:name="table5b"/>
        <table:database-range table:target-range-address="6.A7:6.C15" table:name="table6a"/>
        <table:database-range table:target-range-address="6.A17:6.C25" table:name="table6b"/>
        <table:database-range table:target-range-address="7.A6:7.I13" table:name="table7a"/>
        <table:database-range table:target-range-address="7.A15:7.I22" table:name="table7b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Heading_32_1" style:display-name="Heading 1" style:family="table-cell" style:data-style-name="N0"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ext-properties fo:color="#1F497D" fo:font-size="13pt" style:font-size-asian="13pt" style:font-size-complex="13pt" fo:font-weight="bold" style:font-weight-asian="bold" style:font-weight-complex="bold"/>
    </style:style>
    <style:style style:name="Hyperlink" style:family="table-cell" style:data-style-name="N0">
      <style:text-properties fo:color="#3333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>Poverty and Income Inequality in Scotland / Persistent Poverty in Scotland tables</dc:title>
    <dc:subject>National and Official Statistics</dc:subject>
    <meta:keyword>poverty statistics; income inequality; child poverty</meta:keyword>
    <meta:initial-creator>Maike Waldmann</meta:initial-creator>
    <dc:creator>Maike</dc:creator>
    <meta:creation-date>2022-12-16T10:03:17Z</meta:creation-date>
    <dc:date>2023-03-23T10:21:27Z</dc:date>
  </office:meta>
</office:document-meta>
</file>